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1" svg:font-family="'Liberation Sans'" style:font-pitch="variable"/>
    <style:font-face style:name="Ubuntu" svg:font-family="Ubuntu" style:font-pitch="variable"/>
    <style:font-face style:name="Ubuntu Condensed" svg:font-family="'Ubuntu Condensed'"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solid" svg:stroke-color="#ffffff" draw:fill="solid" draw:fill-color="#eeeeee" draw:textarea-horizontal-align="justify" draw:textarea-vertical-align="middle" draw:auto-grow-height="false"/>
    </style:style>
    <style:style style:name="gr2" style:family="graphic" style:parent-style-name="standard">
      <style:graphic-properties svg:stroke-color="#ffffff" draw:fill="solid" draw:fill-color="#eeeeee" draw:textarea-horizontal-align="justify" draw:textarea-vertical-align="middle" draw:auto-grow-height="false"/>
    </style:style>
    <style:style style:name="gr3" style:family="graphic" style:parent-style-name="standard">
      <style:graphic-properties svg:stroke-color="#ffffff" draw:fill="solid" draw:fill-color="#6699cc" draw:textarea-horizontal-align="justify" draw:textarea-vertical-align="middle" draw:auto-grow-height="false"/>
    </style:style>
    <style:style style:name="gr4" style:family="graphic" style:parent-style-name="standard">
      <style:graphic-properties svg:stroke-color="#ffffff" draw:fill="solid" draw:fill-color="#e6e6ff" draw:textarea-horizontal-align="justify" draw:textarea-vertical-align="middle" draw:auto-grow-height="false" fo:wrap-option="wrap"/>
    </style:style>
    <style:style style:name="gr5" style:family="graphic" style:parent-style-name="standard">
      <style:graphic-properties svg:stroke-color="#ffffff" draw:fill="solid" draw:fill-color="#ccccff" draw:textarea-horizontal-align="justify" draw:textarea-vertical-align="middle" draw:auto-grow-height="false" fo:wrap-option="wrap"/>
    </style:style>
    <style:style style:name="gr6"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textarea-vertical-align="middle" draw:color-mode="standard" draw:luminance="0%" draw:contrast="0%" draw:gamma="100%" draw:red="0%" draw:green="0%" draw:blue="0%" fo:clip="rect(0.508cm, 0.889cm, 1.27cm, 0.889cm)" draw:image-opacity="100%" style:mirror="none"/>
    </style:style>
    <style:style style:name="gr8" style:family="graphic" style:parent-style-name="standard">
      <style:graphic-properties draw:stroke="none" draw:fill="solid" draw:fill-color="#ccffcc" draw:textarea-horizontal-align="justify" draw:textarea-vertical-align="middle" draw:auto-grow-height="true" fo:min-height="2.787cm" fo:wrap-option="wrap"/>
    </style:style>
    <style:style style:name="gr9" style:family="graphic" style:parent-style-name="standard">
      <style:graphic-properties draw:stroke="none" draw:fill="solid" draw:fill-color="#ccccff" draw:textarea-horizontal-align="justify" draw:textarea-vertical-align="middle" draw:auto-grow-height="true" fo:min-height="4.195cm" fo:wrap-option="wrap"/>
    </style:style>
    <style:style style:name="gr10" style:family="graphic" style:parent-style-name="standard">
      <style:graphic-properties draw:stroke="none" draw:fill="solid" draw:fill-color="#cc99ff" draw:textarea-horizontal-align="justify" draw:textarea-vertical-align="middle" draw:auto-grow-height="true" fo:min-height="2.529cm" fo:wrap-option="wrap"/>
    </style:style>
    <style:style style:name="gr11" style:family="graphic" style:parent-style-name="standard">
      <style:graphic-properties draw:stroke="none" draw:fill="solid" draw:fill-color="#ffcc99" draw:textarea-horizontal-align="justify" draw:textarea-vertical-align="middle" draw:auto-grow-height="true" fo:min-height="5.573cm" fo:wrap-option="wrap"/>
    </style:style>
    <style:style style:name="gr12" style:family="graphic" style:parent-style-name="standard">
      <style:graphic-properties draw:textarea-horizontal-align="justify" draw:textarea-vertical-align="middle" draw:auto-grow-height="false"/>
    </style:style>
    <style:style style:name="gr13" style:family="graphic" style:parent-style-name="standard">
      <style:graphic-properties draw:stroke="none" svg:stroke-color="#000000" draw:fill="none" draw:fill-color="#ffffff" fo:min-height="3.175cm"/>
    </style:style>
    <style:style style:name="gr14" style:family="graphic" style:parent-style-name="standard">
      <style:graphic-properties draw:stroke="none" svg:stroke-color="#000000" draw:fill="none" draw:fill-color="#ffffff" fo:min-height="2.29cm"/>
    </style:style>
    <style:style style:name="gr15" style:family="graphic" style:parent-style-name="standard">
      <style:graphic-properties draw:stroke="none" svg:stroke-color="#000000" draw:fill="none" draw:fill-color="#ffffff" fo:min-height="5.452cm"/>
    </style:style>
    <style:style style:name="gr16" style:family="graphic" style:parent-style-name="standard">
      <style:graphic-properties draw:stroke="none" draw:fill="solid" draw:fill-color="#ffcccc" draw:textarea-horizontal-align="justify" draw:textarea-vertical-align="middle" draw:auto-grow-height="true" fo:min-height="2.798cm" fo:wrap-option="wrap"/>
    </style:style>
    <style:style style:name="gr17" style:family="graphic" style:parent-style-name="standard">
      <style:graphic-properties draw:stroke="none" svg:stroke-color="#ffffff" draw:fill="solid" draw:fill-color="#ccffcc" draw:textarea-horizontal-align="justify" draw:textarea-vertical-align="middle" draw:auto-grow-height="false"/>
    </style:style>
    <style:style style:name="gr18" style:family="graphic" style:parent-style-name="standard">
      <style:graphic-properties draw:stroke="none" svg:stroke-color="#ffffff" draw:fill="solid" draw:fill-color="#ffcc99" draw:textarea-horizontal-align="justify" draw:textarea-vertical-align="middle" draw:auto-grow-height="false"/>
    </style:style>
    <style:style style:name="gr19" style:family="graphic" style:parent-style-name="standard">
      <style:graphic-properties draw:stroke="none" svg:stroke-color="#ffffff" draw:fill="solid" draw:fill-color="#ccccff" draw:textarea-horizontal-align="justify" draw:textarea-vertical-align="middle" draw:auto-grow-height="false"/>
    </style:style>
    <style:style style:name="gr20" style:family="graphic" style:parent-style-name="standard">
      <style:graphic-properties draw:stroke="none" svg:stroke-color="#ffffff" draw:fill="solid" draw:fill-color="#cc99ff" draw:textarea-horizontal-align="justify" draw:textarea-vertical-align="middle" draw:auto-grow-height="false"/>
    </style:style>
    <style:style style:name="gr21" style:family="graphic" style:parent-style-name="standard">
      <style:graphic-properties draw:stroke="none" svg:stroke-color="#ffffff" draw:fill="solid" draw:fill-color="#ffcccc" draw:textarea-horizontal-align="justify" draw:textarea-vertical-align="middle" draw:auto-grow-height="false"/>
    </style:style>
    <style:style style:name="gr22" style:family="graphic" style:parent-style-name="standard">
      <style:graphic-properties svg:stroke-color="#ffffff" draw:fill="solid" draw:fill-color="#dddddd" draw:textarea-horizontal-align="justify" draw:textarea-vertical-align="middle" draw:auto-grow-height="false"/>
    </style:style>
    <style:style style:name="gr23" style:family="graphic" style:parent-style-name="standard">
      <style:graphic-properties draw:stroke="none" svg:stroke-color="#000000" draw:fill="none" draw:fill-color="#ffffff" draw:auto-grow-height="true" draw:fit-to-size="false" fo:min-height="5.725cm"/>
    </style:style>
    <style:style style:name="gr24" style:family="graphic" style:parent-style-name="standard">
      <style:graphic-properties draw:stroke="none" svg:stroke-color="#000000" draw:fill="none" draw:fill-color="#ffffff" fo:min-height="1.334cm"/>
    </style:style>
    <style:style style:name="gr25" style:family="graphic" style:parent-style-name="standard">
      <style:graphic-properties svg:stroke-color="#ffffff" draw:fill="solid" draw:fill-color="#cccccc" draw:textarea-horizontal-align="justify" draw:textarea-vertical-align="middle" draw:auto-grow-height="false"/>
    </style:style>
    <style:style style:name="gr26" style:family="graphic" style:parent-style-name="standard">
      <style:graphic-properties draw:stroke="none" svg:stroke-color="#000000" draw:fill="none" draw:fill-color="#ffffff" fo:min-height="5.744cm"/>
    </style:style>
    <style:style style:name="gr27" style:family="graphic" style:parent-style-name="standard">
      <style:graphic-properties draw:stroke="none" svg:stroke-color="#000000" draw:fill="none" draw:fill-color="#ffffff" fo:min-height="4.318cm"/>
    </style:style>
    <style:style style:name="P1" style:family="paragraph">
      <style:paragraph-properties fo:text-align="center"/>
    </style:style>
    <style:style style:name="P2" style:family="paragraph">
      <style:paragraph-properties fo:text-align="center"/>
      <style:text-properties fo:font-size="35pt" style:font-size-asian="35pt" style:font-size-complex="35pt"/>
    </style:style>
    <style:style style:name="P3" style:family="paragraph">
      <style:paragraph-properties fo:text-align="start"/>
    </style:style>
    <style:style style:name="P4" style:family="paragraph">
      <style:paragraph-properties fo:text-align="center"/>
      <style:text-properties style:font-name="Century Schoolbook L" fo:font-size="80pt" fo:font-weight="bold" style:font-size-asian="80pt" style:font-weight-asian="bold" style:font-size-complex="80pt" style:font-weight-complex="bold"/>
    </style:style>
    <style:style style:name="P5" style:family="paragraph">
      <style:paragraph-properties fo:text-align="justify"/>
    </style:style>
    <style:style style:name="P6" style:family="paragraph">
      <style:paragraph-properties fo:text-align="justify"/>
      <style:text-properties style:font-name="Ubuntu" fo:font-size="35pt" style:font-size-asian="35pt" style:font-size-complex="35pt"/>
    </style:style>
    <style:style style:name="P7" style:family="paragraph">
      <style:paragraph-properties fo:text-align="center"/>
      <style:text-properties style:font-name="Ubuntu" fo:font-size="35pt" style:font-size-asian="35pt" style:font-size-complex="35pt"/>
    </style:style>
    <style:style style:name="P8" style:family="paragraph">
      <style:text-properties style:font-name="Ubuntu" fo:font-size="72pt" fo:font-weight="bold" style:font-size-asian="72pt" style:font-weight-asian="bold" style:font-size-complex="72pt" style:font-weight-complex="bold"/>
    </style:style>
    <style:style style:name="P9" style:family="paragraph">
      <style:text-properties style:font-name="Ubuntu" fo:font-size="120pt" fo:font-weight="normal" style:font-size-asian="120pt" style:font-weight-asian="normal" style:font-size-complex="120pt" style:font-weight-complex="normal"/>
    </style:style>
    <style:style style:name="P10" style:family="paragraph">
      <style:paragraph-properties fo:text-align="justify"/>
      <style:text-properties style:font-name="Ubuntu" fo:font-size="30pt" style:font-size-asian="30pt" style:font-size-complex="30pt"/>
    </style:style>
    <style:style style:name="P11" style:family="paragraph">
      <style:text-properties style:font-name="Ubuntu" fo:font-size="30pt" style:font-size-asian="30pt" style:font-size-complex="30pt"/>
    </style:style>
    <style:style style:name="P12" style:family="paragraph">
      <style:paragraph-properties fo:text-align="justify">
        <style:tab-stops/>
      </style:paragraph-properties>
    </style:style>
    <style:style style:name="P13" style:family="paragraph">
      <style:paragraph-properties fo:text-align="justify">
        <style:tab-stops/>
      </style:paragraph-properties>
      <style:text-properties style:font-name="Ubuntu Condensed" fo:font-size="35pt" style:font-size-asian="35pt" style:font-size-complex="35pt"/>
    </style:style>
    <style:style style:name="T1" style:family="text">
      <style:text-properties style:font-name="Century Schoolbook L" fo:font-size="100pt" fo:font-weight="bold" style:font-size-asian="100pt" style:font-weight-asian="bold" style:font-size-complex="100pt" style:font-weight-complex="bold"/>
    </style:style>
    <style:style style:name="T2" style:family="text">
      <style:text-properties style:font-name="Century Schoolbook L" fo:font-size="72pt" fo:font-weight="bold" style:font-size-asian="72pt" style:font-weight-asian="bold" style:font-size-complex="72pt" style:font-weight-complex="bold"/>
    </style:style>
    <style:style style:name="T3" style:family="text">
      <style:text-properties style:font-name="Century Schoolbook L" fo:font-size="55pt" fo:font-weight="bold" style:font-size-asian="55pt" style:font-weight-asian="bold" style:font-size-complex="55pt" style:font-weight-complex="bold"/>
    </style:style>
    <style:style style:name="T4" style:family="text">
      <style:text-properties style:font-name="Ubuntu" fo:font-size="35pt" style:font-size-asian="35pt" style:font-size-complex="35pt"/>
    </style:style>
    <style:style style:name="T5" style:family="text">
      <style:text-properties style:font-name="Ubuntu" fo:font-size="35pt" fo:font-style="italic" style:font-size-asian="35pt" style:font-style-asian="italic" style:font-size-complex="35pt" style:font-style-complex="italic"/>
    </style:style>
    <style:style style:name="T6" style:family="text">
      <style:text-properties style:font-name="Ubuntu" fo:font-size="35pt" fo:font-style="normal" style:font-size-asian="35pt" style:font-style-asian="normal" style:font-size-complex="35pt" style:font-style-complex="normal"/>
    </style:style>
    <style:style style:name="T7" style:family="text">
      <style:text-properties style:font-name="Ubuntu" fo:font-size="72pt" fo:font-weight="bold" style:font-size-asian="72pt" style:font-weight-asian="bold" style:font-size-complex="72pt" style:font-weight-complex="bold"/>
    </style:style>
    <style:style style:name="T8" style:family="text">
      <style:text-properties style:font-name="Ubuntu" fo:font-size="120pt" fo:font-weight="normal" style:font-size-asian="120pt" style:font-weight-asian="normal" style:font-size-complex="120pt" style:font-weight-complex="normal"/>
    </style:style>
    <style:style style:name="T9" style:family="text">
      <style:text-properties style:font-name="Ubuntu" fo:font-size="30pt" fo:font-weight="bold" style:font-size-asian="30pt" style:font-weight-asian="bold" style:font-size-complex="30pt" style:font-weight-complex="bold"/>
    </style:style>
    <style:style style:name="T10" style:family="text">
      <style:text-properties style:font-name="Ubuntu" fo:font-size="30pt" fo:font-weight="normal" style:font-size-asian="30pt" style:font-weight-asian="normal" style:font-size-complex="30pt" style:font-weight-complex="normal"/>
    </style:style>
    <style:style style:name="T11" style:family="text">
      <style:text-properties style:font-name="Ubuntu" fo:font-size="30pt" style:font-size-asian="30pt" style:font-size-complex="30pt"/>
    </style:style>
    <style:style style:name="T12" style:family="text">
      <style:text-properties style:font-name="Ubuntu" fo:font-size="35pt" fo:font-style="italic" fo:font-weight="normal" style:font-size-asian="35pt" style:font-style-asian="italic" style:font-weight-asian="normal" style:font-size-complex="35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90.17cm" svg:height="23.495cm" svg:x="0.635cm" svg:y="67.31cm">
          <text:p/>
          <draw:enhanced-geometry svg:viewBox="0 0 21600 21600" draw:type="rectangle" draw:enhanced-path="M 0 0 L 21600 0 21600 21600 0 21600 0 0 Z N"/>
        </draw:custom-shape>
        <draw:custom-shape draw:style-name="gr2" draw:text-style-name="P2" draw:layer="layout" svg:width="59.69cm" svg:height="25.4cm" svg:x="31.115cm" svg:y="15.875cm">
          <text:p text:style-name="P1"/>
          <draw:enhanced-geometry svg:viewBox="0 0 21600 21600" draw:type="rectangle" draw:enhanced-path="M 0 0 L 21600 0 21600 21600 0 21600 0 0 Z N"/>
        </draw:custom-shape>
        <draw:custom-shape draw:style-name="gr3" draw:text-style-name="P4" draw:layer="layout" svg:width="90.17cm" svg:height="15.24cm" svg:x="0.635cm" svg:y="0.635cm">
          <text:p text:style-name="P3"><text:span text:style-name="T1"><text:tab/></text:span><text:span text:style-name="T1"><text:tab/></text:span><text:span text:style-name="T1"><text:tab/></text:span><text:span text:style-name="T1"><text:tab/></text:span><text:span text:style-name="T1"><text:tab/></text:span><text:span text:style-name="T1">Finding a Diverse Set of</text:span></text:p>
          <text:p text:style-name="P3"><text:span text:style-name="T1"><text:tab/></text:span><text:span text:style-name="T1"><text:tab/></text:span><text:span text:style-name="T1"><text:tab/></text:span><text:span text:style-name="T1"><text:tab/></text:span><text:span text:style-name="T1"><text:tab/></text:span><text:span text:style-name="T1">Short Paths through a Roadmap</text:span></text:p>
          <text:p text:style-name="P3"><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text:tab/></text:span><text:span text:style-name="T2">Caleb Voss</text:span></text:p>
          <draw:enhanced-geometry svg:viewBox="0 0 21600 21600" draw:type="rectangle" draw:enhanced-path="M 0 0 L 21600 0 21600 21600 0 21600 0 0 Z N"/>
        </draw:custom-shape>
        <draw:custom-shape draw:style-name="gr4" draw:text-style-name="P6" draw:layer="layout" svg:width="30.48cm" svg:height="43.18cm" svg:x="90.805cm" svg:y="0.635cm">
          <text:p text:style-name="P5"><text:span text:style-name="T3">Method and Results</text:span></text:p>
          <text:p text:style-name="P5"><text:span text:style-name="T4">I test the algorithm by comparing its performance to an existing k-shortest paths algorithm due to Eppstein [1], which returns the k shortest paths for a given query. Performance is measured in two ways: by counting the number of distinct homotopy classes present in the result set, and by measuring the set's diversity. The first test environment is a grid of obstacles for which there is a high number of path homotopy classes. Start and goal locations are chosen near the center, allowing room for us to see if the algorithm produces undesirably long paths. A roadmap of the environment is generated using the SPARS2 planning algorithm.</text:span></text:p>
          <text:p text:style-name="P5"><text:span text:style-name="T4">An important parameter in our algorithm is the radius of simulated obstacles. I define the radius to be the length of the shortest path times a constant factor, and perform a parameter sweep on this factor. The result of this sweep is shown in Plot 1. There is a clear correlation between the radius and the diversity of the resultant path set. This is expected since a larger radius encourages more deviation from previous paths. This can be seen by comparing path sets a) and b) in Figure 1. For additional comparison, I modified the Eppstein algorithm to only add a path to the result set if its distance to all the others was at least the diversity of set b), which yielded set c). By construction, sets b) and c) have the same diversity, yet the images suggest that my algorithm naturally produces a much more rich set.</text:span></text:p>
          <draw:enhanced-geometry svg:viewBox="0 0 21600 21600" draw:type="rectangle" draw:enhanced-path="M 0 0 L 21600 0 21600 21600 0 21600 0 0 Z N"/>
        </draw:custom-shape>
        <draw:custom-shape draw:style-name="gr5" draw:text-style-name="P6" draw:layer="layout" svg:width="30.48cm" svg:height="39.37cm" svg:x="90.805cm" svg:y="43.815cm">
          <text:p text:style-name="P5"><text:span text:style-name="T3">Conclusion</text:span></text:p>
          <text:p text:style-name="P5"><text:span text:style-name="T4">The algorithm presented finds a rich set paths satisfying the same query. Because the paths are very diverse, this algorithm has applications in problems where the environment changes between the creation of the roadmap and the query. If such a change invalidates the shortest path, we hope that some of these alternate paths will not be affected, allowing the continued use of an existing roadmap without the need to recompute it because of a small change in the environment.</text:span></text:p>
          <text:p text:style-name="P5"><text:span text:style-name="T4">This algorithm can be adapted easily to other needs, as it is very modular. One convenient modification involves adding an extra check at line 8 in the algorithm to filter the set of returned paths according to some criteria. For example, one can require that no path is added to the set unless it is some minimum distance from every path already in the set, effectively putting a lower bound on the diversity of the resultant set. Moreover, the definition of path distance can easily be altered, perhaps, to one which more faithfully captures the intuitive idea of how different two paths are.</text:span></text:p>
          <text:p text:style-name="P5"><text:span text:style-name="T4">Finally, one can supply a different kind of simulated obstacles to avoid. For example, rather than use a ball of some radius as measured in the state space, distances could be measured along the graph.</text:span></text:p>
          <draw:enhanced-geometry svg:viewBox="0 0 21600 21600" draw:type="rectangle" draw:enhanced-path="M 0 0 L 21600 0 21600 21600 0 21600 0 0 Z N"/>
        </draw:custom-shape>
        <draw:custom-shape draw:style-name="gr4" draw:text-style-name="P6" draw:layer="layout" svg:width="30.48cm" svg:height="7.62cm" svg:x="90.805cm" svg:y="83.185cm">
          <text:p text:style-name="P5"><text:span text:style-name="T3">References</text:span></text:p>
          <text:p text:style-name="P5"><text:span text:style-name="T4">[1] D. Eppstein, Finding the k shortest paths, </text:span><text:span text:style-name="T5">35th IEEE Symp. Foundations of Comp. Sci.</text:span><text:span text:style-name="T4">, Santa Fe, 1994, pp. 154-165.</text:span></text:p>
          <draw:enhanced-geometry svg:viewBox="0 0 21600 21600" draw:type="rectangle" draw:enhanced-path="M 0 0 L 21600 0 21600 21600 0 21600 0 0 Z N"/>
        </draw:custom-shape>
        <draw:frame draw:style-name="gr6" draw:text-style-name="P1" draw:layer="layout" svg:width="12.7cm" svg:height="9.068cm" svg:x="27.054cm" svg:y="73.352cm">
          <draw:image xlink:href="../algImage1.png" xlink:type="simple" xlink:show="embed" xlink:actuate="onLoad">
            <text:p/>
          </draw:image>
        </draw:frame>
        <draw:frame draw:style-name="gr7" draw:text-style-name="P1" draw:layer="layout" svg:width="13.766cm" svg:height="9.397cm" svg:x="58.42cm" svg:y="67.564cm">
          <draw:image xlink:href="../algImage2.png" xlink:type="simple" xlink:show="embed" xlink:actuate="onLoad">
            <text:p/>
          </draw:image>
        </draw:frame>
        <draw:frame draw:style-name="gr7" draw:text-style-name="P1" draw:layer="layout" svg:width="13.766cm" svg:height="9.397cm" svg:x="58.42cm" svg:y="81.153cm">
          <draw:image xlink:href="../algImage4.png" xlink:type="simple" xlink:show="embed" xlink:actuate="onLoad">
            <text:p/>
          </draw:image>
        </draw:frame>
        <draw:frame draw:style-name="gr7" draw:text-style-name="P1" draw:layer="layout" svg:width="13.766cm" svg:height="9.397cm" svg:x="72.746cm" svg:y="67.564cm">
          <draw:image xlink:href="../algImage3.png" xlink:type="simple" xlink:show="embed" xlink:actuate="onLoad">
            <text:p/>
          </draw:image>
        </draw:frame>
        <draw:frame draw:style-name="gr7" draw:text-style-name="P1" draw:layer="layout" svg:width="13.766cm" svg:height="9.397cm" svg:x="72.695cm" svg:y="81.153cm">
          <draw:image xlink:href="../algImage5.png" xlink:type="simple" xlink:show="embed" xlink:actuate="onLoad">
            <text:p/>
          </draw:image>
        </draw:frame>
        <draw:custom-shape draw:style-name="gr8" draw:text-style-name="P7" draw:layer="layout" svg:width="9.779cm" svg:height="3.037cm" svg:x="28.067cm" svg:y="69.215cm">
          <text:p text:style-name="P1"><text:span text:style-name="T4">1. Start from the shortest path</text:span></text:p>
          <draw:enhanced-geometry svg:viewBox="0 0 21600 21600" draw:type="rectangle" draw:enhanced-path="M 0 0 L 21600 0 21600 21600 0 21600 0 0 Z N"/>
        </draw:custom-shape>
        <draw:custom-shape draw:style-name="gr9" draw:text-style-name="P7" draw:layer="layout" svg:width="12.192cm" svg:height="5.823cm" svg:x="41.021cm" svg:y="69.793cm">
          <text:p text:style-name="P1"><text:span text:style-name="T4">2. Consider</text:span><text:span text:style-name="T5"> </text:span><text:span text:style-name="T6">multiple</text:span><text:span text:style-name="T4"> scenarios where we simulate an obstacle on the path</text:span></text:p>
          <draw:enhanced-geometry svg:viewBox="0 0 21600 21600" draw:type="rectangle" draw:enhanced-path="M 0 0 L 21600 0 21600 21600 0 21600 0 0 Z N"/>
        </draw:custom-shape>
        <draw:custom-shape draw:style-name="gr10" draw:text-style-name="P7" draw:layer="layout" svg:width="10.414cm" svg:height="4.43cm" svg:x="66.783cm" svg:y="76.914cm">
          <text:p text:style-name="P1"><text:span text:style-name="T4">3. Recompute the shortest path by removing edges</text:span></text:p>
          <draw:enhanced-geometry svg:viewBox="0 0 21600 21600" draw:type="rectangle" draw:enhanced-path="M 0 0 L 21600 0 21600 21600 0 21600 0 0 Z N"/>
        </draw:custom-shape>
        <draw:custom-shape draw:style-name="gr11" draw:text-style-name="P7" draw:layer="layout" svg:width="12.065cm" svg:height="5.823cm" svg:x="41.021cm" svg:y="83.204cm">
          <text:p text:style-name="P1"><text:span text:style-name="T4">4. Repeat on these new graphs until there are enough</text:span></text:p>
          <draw:enhanced-geometry svg:viewBox="0 0 21600 21600" draw:type="rectangle" draw:enhanced-path="M 0 0 L 21600 0 21600 21600 0 21600 0 0 Z N"/>
        </draw:custom-shape>
        <draw:custom-shape draw:style-name="gr12" draw:text-style-name="P1" draw:layer="layout" svg:width="2.54cm" svg:height="3.932cm" draw:transform="rotate (-3.14159265358979) translate (66.04cm 81.026cm)">
          <text:p/>
          <draw:enhanced-geometry svg:viewBox="0 0 21600 21600" draw:text-areas="?f0 ?f7 ?f2 21600" draw:type="up-arrow" draw:modifiers="5968.18558409279 5627.3907910271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 draw:layer="layout" svg:width="3.556cm" svg:height="2.286cm" draw:transform="rotate (0.523598775598299) translate (36.83cm 73.38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g>
          <draw:frame draw:style-name="gr13" draw:text-style-name="P8" draw:layer="layout" svg:width="1.397cm" svg:height="3.425cm" svg:x="71.247cm" svg:y="71.124cm">
            <draw:text-box>
              <text:p><text:span text:style-name="T7">,</text:span></text:p>
            </draw:text-box>
          </draw:frame>
          <draw:frame draw:style-name="gr14" draw:text-style-name="P8" draw:layer="layout" svg:width="5.969cm" svg:height="3.105cm" svg:x="85.217cm" svg:y="71.317cm">
            <draw:text-box>
              <text:p><text:span text:style-name="T7">, <text:s/>. . .</text:span></text:p>
            </draw:text-box>
          </draw:frame>
          <draw:frame draw:style-name="gr15" draw:text-style-name="P9" draw:layer="layout" svg:width="2.667cm" svg:height="5.702cm" svg:x="55.88cm" svg:y="69.85cm">
            <draw:text-box>
              <text:p><text:span text:style-name="T8">{</text:span></text:p>
            </draw:text-box>
          </draw:frame>
        </draw:g>
        <draw:custom-shape draw:style-name="gr12" draw:text-style-name="P1" draw:layer="layout" svg:width="2.794cm" svg:height="1.905cm" svg:x="53.294cm" svg:y="71.7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 draw:layer="layout" svg:width="2.723cm" svg:height="1.905cm" draw:transform="rotate (-3.14159265358979) translate (55.885cm 87.2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7" draw:layer="layout" svg:width="9.779cm" svg:height="3.048cm" svg:x="28.067cm" svg:y="84.709cm">
          <text:p text:style-name="P1"><text:span text:style-name="T4">5. Return generated paths</text:span></text:p>
          <draw:enhanced-geometry svg:viewBox="0 0 21600 21600" draw:type="rectangle" draw:enhanced-path="M 0 0 L 21600 0 21600 21600 0 21600 0 0 Z N"/>
        </draw:custom-shape>
        <draw:custom-shape draw:style-name="gr17" draw:text-style-name="P1" draw:layer="layout" svg:width="24.765cm" svg:height="5.08cm" svg:x="2.286cm" svg:y="74.295cm">
          <text:p/>
          <draw:enhanced-geometry svg:viewBox="0 0 21600 21600" draw:mirror-horizontal="false" draw:mirror-vertical="false" draw:type="rectangle" draw:enhanced-path="M 0 0 L 21600 0 21600 21600 0 21600 0 0 Z N"/>
        </draw:custom-shape>
        <draw:custom-shape draw:style-name="gr18" draw:text-style-name="P1" draw:layer="layout" svg:width="24.765cm" svg:height="10.033cm" svg:x="2.286cm" svg:y="79.375cm">
          <text:p/>
          <draw:enhanced-geometry svg:viewBox="0 0 21600 21600" draw:mirror-horizontal="false" draw:mirror-vertical="false" draw:type="rectangle" draw:enhanced-path="M 0 0 L 21600 0 21600 21600 0 21600 0 0 Z N"/>
        </draw:custom-shape>
        <draw:custom-shape draw:style-name="gr19" draw:text-style-name="P1" draw:layer="layout" svg:width="23.368cm" svg:height="6.985cm" svg:x="3.429cm" svg:y="82.296cm">
          <text:p/>
          <draw:enhanced-geometry svg:viewBox="0 0 21600 21600" draw:mirror-horizontal="false" draw:mirror-vertical="false" draw:type="rectangle" draw:enhanced-path="M 0 0 L 21600 0 21600 21600 0 21600 0 0 Z N"/>
        </draw:custom-shape>
        <draw:custom-shape draw:style-name="gr20" draw:text-style-name="P1" draw:layer="layout" svg:width="21.971cm" svg:height="3.937cm" svg:x="4.572cm" svg:y="85.217cm">
          <text:p/>
          <draw:enhanced-geometry svg:viewBox="0 0 21600 21600" draw:mirror-horizontal="false" draw:mirror-vertical="false" draw:type="rectangle" draw:enhanced-path="M 0 0 L 21600 0 21600 21600 0 21600 0 0 Z N"/>
        </draw:custom-shape>
        <draw:custom-shape draw:style-name="gr21" draw:text-style-name="P1" draw:layer="layout" svg:width="24.765cm" svg:height="0.838cm" svg:x="2.286cm" svg:y="89.408cm">
          <text:p/>
          <draw:enhanced-geometry svg:viewBox="0 0 21600 21600" draw:mirror-horizontal="false" draw:mirror-vertical="false" draw:type="rectangle" draw:enhanced-path="M 0 0 L 21600 0 21600 21600 0 21600 0 0 Z N"/>
        </draw:custom-shape>
        <draw:frame draw:style-name="gr6" draw:text-style-name="P1" draw:layer="layout" svg:width="26.238cm" svg:height="22.86cm" svg:x="0.892cm" svg:y="67.716cm">
          <draw:image xlink:href="../algorithm.png" xlink:type="simple" xlink:show="embed" xlink:actuate="onLoad">
            <text:p/>
          </draw:image>
        </draw:frame>
        <draw:custom-shape draw:style-name="gr22" draw:text-style-name="P2" draw:layer="layout" svg:width="25.4cm" svg:height="26.035cm" svg:x="65.405cm" svg:y="41.275cm">
          <text:p text:style-name="P1"/>
          <draw:enhanced-geometry svg:viewBox="0 0 21600 21600" draw:type="rectangle" draw:enhanced-path="M 0 0 L 21600 0 21600 21600 0 21600 0 0 Z N"/>
        </draw:custom-shape>
        <draw:custom-shape draw:style-name="gr12" draw:text-style-name="P1" draw:layer="layout" svg:width="2.54cm" svg:height="3.932cm" draw:transform="rotate (-3.14159265358979) translate (80.493cm 81.021cm)">
          <text:p/>
          <draw:enhanced-geometry svg:viewBox="0 0 21600 21600" draw:text-areas="?f0 ?f7 ?f2 21600" draw:type="up-arrow" draw:modifiers="5968.18558409279 5627.3907910271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g>
          <draw:frame draw:style-name="gr13" draw:text-style-name="P8" draw:layer="layout" svg:width="1.397cm" svg:height="3.425cm" svg:x="70.968cm" svg:y="84.713cm">
            <draw:text-box>
              <text:p><text:span text:style-name="T7">,</text:span></text:p>
            </draw:text-box>
          </draw:frame>
          <draw:frame draw:style-name="gr14" draw:text-style-name="P8" draw:layer="layout" svg:width="5.969cm" svg:height="3.105cm" svg:x="84.938cm" svg:y="84.906cm">
            <draw:text-box>
              <text:p><text:span text:style-name="T7">, <text:s/>. . .</text:span></text:p>
            </draw:text-box>
          </draw:frame>
          <draw:frame draw:style-name="gr15" draw:text-style-name="P9" draw:layer="layout" svg:width="2.667cm" svg:height="5.702cm" svg:x="55.601cm" svg:y="83.439cm">
            <draw:text-box>
              <text:p><text:span text:style-name="T8">{</text:span></text:p>
            </draw:text-box>
          </draw:frame>
        </draw:g>
        <draw:custom-shape draw:style-name="gr12" draw:text-style-name="P1" draw:layer="layout" svg:width="2.413cm" svg:height="5.969cm" svg:x="45.793cm" svg:y="76.52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 draw:layer="layout" svg:width="2.413cm" svg:height="5.969cm" svg:x="49.041cm" svg:y="76.52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 draw:layer="layout" svg:width="2.413cm" svg:height="5.969cm" svg:x="42.518cm" svg:y="76.481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 draw:text-style-name="P1" draw:layer="layout" svg:width="2.723cm" svg:height="1.905cm" draw:transform="rotate (-3.14159265358979) translate (40.772cm 87.22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 draw:text-style-name="P10" draw:layer="layout" svg:width="59.182cm" svg:height="6.201cm" svg:x="31.369cm" svg:y="35.014cm">
          <draw:text-box>
            <text:p text:style-name="P5"><text:span text:style-name="T9">Figure 1:</text:span><text:span text:style-name="T10"> </text:span><text:span text:style-name="T11">The grid environment; green circles mark the start and goal configurations; each path is highlighted in a different color. </text:span><text:span text:style-name="T9">a)</text:span><text:span text:style-name="T11"> Eppstein's 10 shortest paths. They are all short but very similar to each other, consisting of only two homotopy classes. </text:span><text:span text:style-name="T9">b)</text:span><text:span text:style-name="T11"> 10 paths generated by our algorithm using a radius factor of 0.1075. They are a variety of lengths and very different from one another (diversity 10.026), each path belonging to a separate homotopy class. </text:span><text:span text:style-name="T9">c)</text:span><text:span text:style-name="T11"> First 10 of Eppstein's shortest paths such that each path added to the set is at a distance of at least 10.026 from each of the others.</text:span></text:p>
          </draw:text-box>
        </draw:frame>
        <draw:g>
          <draw:frame draw:style-name="gr6" draw:text-style-name="P1" draw:layer="layout" svg:width="18.341cm" svg:height="18.341cm" svg:x="51.654cm" svg:y="16.256cm">
            <draw:image xlink:href="../homotopy2.png" xlink:type="simple" xlink:show="embed" xlink:actuate="onLoad">
              <text:p/>
            </draw:image>
          </draw:frame>
          <draw:frame draw:style-name="gr6" draw:text-style-name="P1" draw:layer="layout" svg:width="18.341cm" svg:height="18.341cm" svg:x="71.455cm" svg:y="16.156cm">
            <draw:image xlink:href="../homotopy3.png" xlink:type="simple" xlink:show="embed" xlink:actuate="onLoad">
              <text:p/>
            </draw:image>
          </draw:frame>
          <draw:frame draw:style-name="gr6" draw:text-style-name="P1" draw:layer="layout" svg:width="18.341cm" svg:height="18.341cm" svg:x="32.188cm" svg:y="16.156cm">
            <draw:image xlink:href="../homotopy1.png" xlink:type="simple" xlink:show="embed" xlink:actuate="onLoad">
              <text:p/>
            </draw:image>
          </draw:frame>
          <draw:frame draw:style-name="gr24" draw:text-style-name="P11" draw:layer="layout" svg:width="52.638cm" svg:height="1.584cm" svg:x="35.754cm" svg:y="32.96cm">
            <draw:text-box>
              <text:p><text:span text:style-name="T9">a)</text:span><text:span text:style-name="T11"> 2 homotopy classes</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11"> </text:span><text:span text:style-name="T9">b)</text:span><text:span text:style-name="T11"> 10 homotopy classes</text:span><text:span text:style-name="T11"><text:tab/></text:span><text:span text:style-name="T11"><text:tab/></text:span><text:span text:style-name="T11"><text:tab/></text:span><text:span text:style-name="T11"><text:tab/></text:span><text:span text:style-name="T11"><text:tab/></text:span><text:span text:style-name="T11"><text:tab/></text:span><text:span text:style-name="T11"><text:tab/></text:span><text:span text:style-name="T9">c)</text:span><text:span text:style-name="T10"> 3 homotopy classes</text:span></text:p>
            </draw:text-box>
          </draw:frame>
        </draw:g>
        <draw:custom-shape draw:style-name="gr25" draw:text-style-name="P2" draw:layer="layout" svg:width="34.29cm" svg:height="26.035cm" svg:x="31.115cm" svg:y="41.275cm">
          <text:p/>
          <draw:enhanced-geometry svg:viewBox="0 0 21600 21600" draw:type="rectangle" draw:enhanced-path="M 0 0 L 21600 0 21600 21600 0 21600 0 0 Z N"/>
        </draw:custom-shape>
        <draw:frame draw:style-name="gr6" draw:text-style-name="P1" draw:layer="layout" svg:width="23.749cm" svg:height="18.034cm" svg:x="66.294cm" svg:y="41.783cm">
          <draw:image xlink:href="../cubicles.png" xlink:type="simple" xlink:show="embed" xlink:actuate="onLoad">
            <text:p/>
          </draw:image>
        </draw:frame>
        <draw:frame draw:style-name="gr26" draw:text-style-name="P10" draw:layer="layout" svg:width="24.865cm" svg:height="7.391cm" svg:x="65.659cm" svg:y="59.838cm">
          <draw:text-box>
            <text:p text:style-name="P5"><text:span text:style-name="T9">Figure 2:</text:span><text:span text:style-name="T11"> Several paths of generated by my algorithm on a more irregular environment than the grid example above. Distinct paths are shown in different colors. The SPARS2 roadmap of valid segments can also be seen. The paths differ on the direction each takes to pass around the obstacles.</text:span></text:p>
          </draw:text-box>
        </draw:frame>
        <draw:frame draw:style-name="gr27" draw:text-style-name="P10" draw:layer="layout" svg:width="33.274cm" svg:height="5.011cm" svg:x="31.623cm" svg:y="62.245cm">
          <draw:text-box>
            <text:p text:style-name="P5"><text:span text:style-name="T9">Plot 1:</text:span><text:span text:style-name="T11"> Parameter sweep on the radius of simulated obstacles in the grid environment. Diversity of the generated path set (blue) is the average over 10 runs. The larger the radius, the more diverse the set of generated paths.</text:span></text:p>
          </draw:text-box>
        </draw:frame>
        <draw:frame draw:style-name="gr6" draw:text-style-name="P1" draw:layer="layout" svg:width="30.48cm" svg:height="21.615cm" svg:x="32.639cm" svg:y="42.266cm">
          <draw:image xlink:href="../plot.png" xlink:type="simple" xlink:show="embed" xlink:actuate="onLoad">
            <text:p/>
          </draw:image>
        </draw:frame>
        <draw:custom-shape draw:style-name="gr5" draw:text-style-name="P13" draw:layer="layout" svg:width="30.48cm" svg:height="18.161cm" svg:x="0.635cm" svg:y="49.149cm">
          <text:p text:style-name="P12"><text:span text:style-name="T3">Algorithm</text:span></text:p>
          <text:p text:style-name="P12"><text:span text:style-name="T4">I propose an algorithm to find a set of alternate paths through a roadmap which are short, yet sufficiently diverse, so that a change in the environment will likely not affect many paths at once. My algorithm proceeds by finding the shortest path through each of several subgraphs of the roadmap. These subgraphs are formed by successively sampling random regions of the space that intersect a known path, and edges crossing these regions are removed so that future paths avoid the area. The algorithm and a pictorial representation of it are given below.</text:span></text:p>
          <draw:enhanced-geometry svg:viewBox="0 0 21600 21600" draw:type="rectangle" draw:enhanced-path="M 0 0 L 21600 0 21600 21600 0 21600 0 0 Z N"/>
        </draw:custom-shape>
        <draw:custom-shape draw:style-name="gr4" draw:text-style-name="P6" draw:layer="layout" svg:width="30.48cm" svg:height="15.367cm" svg:x="0.635cm" svg:y="33.936cm">
          <text:p text:style-name="P5"><text:span text:style-name="T3">Problem Statement</text:span></text:p>
          <text:p text:style-name="P5"><text:span text:style-name="T4">Given a roadmap of valid motions, represented as a graph embedded in a state space, and two nodes on the roadmap labeled </text:span><text:span text:style-name="T5">start</text:span><text:span text:style-name="T4"> and </text:span><text:span text:style-name="T5">goal</text:span><text:span text:style-name="T4">, find </text:span><text:span text:style-name="T12">k</text:span><text:span text:style-name="T4"> paths on the roadmap from start to goal such that each of the paths is short and the set of paths together is diverse. The length of a path is measured as the sum of the weights of its edges. The diversity of a set of paths is the minimum of the distances between any pair of distinct paths in the set.</text:span></text:p>
          <draw:enhanced-geometry svg:viewBox="0 0 21600 21600" draw:mirror-horizontal="false" draw:mirror-vertical="false" draw:type="rectangle" draw:enhanced-path="M 0 0 L 21600 0 21600 21600 0 21600 0 0 Z N"/>
        </draw:custom-shape>
        <draw:custom-shape draw:style-name="gr5" draw:text-style-name="P13" draw:layer="layout" svg:width="30.48cm" svg:height="18.161cm" svg:x="0.635cm" svg:y="15.875cm">
          <text:p text:style-name="P12"><text:span text:style-name="T3">Background</text:span></text:p>
          <text:p text:style-name="P12"><text:span text:style-name="T4">Motion planning for robots is expensive, and there are well-known strategies for constructing a high-level roadmap of an environment which can be used to quickly find paths in areas that have already been explored. An unresolved question is how to effectively use such a roadmap if the environment is dynamic. A well-known algorithm [1] exists to find paths through a graph in order of increasing length; however, these paths typically differ only slightly, so a change in the environment affecting one path would likely invalidate many of the paths at once.</text:span></text:p>
          <draw:enhanced-geometry svg:viewBox="0 0 21600 21600" draw:mirror-horizontal="false" draw:mirror-vertical="false" draw:type="rectangle" draw:enhanced-path="M 0 0 L 21600 0 21600 21600 0 21600 0 0 Z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iberation Sans1" svg:font-family="'Liberation Sans'" style:font-pitch="variable"/>
    <style:font-face style:name="Ubuntu" svg:font-family="Ubuntu" style:font-pitch="variable"/>
    <style:font-face style:name="Ubuntu Condensed" svg:font-family="'Ubuntu Condensed'" style:font-pitch="variable"/>
    <style:font-face style:name="Century Schoolbook L" svg:font-family="'Century Schoolbook 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0.635cm" fo:margin-bottom="0.635cm" fo:margin-left="0.635cm" fo:margin-right="0.635cm" fo:page-width="121.92cm" fo:page-height="91.4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caleb </meta:initial-creator>
    <meta:creation-date>2014-04-07T11:43:38.521236570</meta:creation-date>
    <dc:date>2014-04-10T01:45:49.591048467</dc:date>
    <dc:creator>caleb </dc:creator>
    <meta:editing-duration>PT19H54M3S</meta:editing-duration>
    <meta:editing-cycles>52</meta:editing-cycles>
    <meta:generator>LibreOffice/4.1.3.2$Linux_X86_64 LibreOffice_project/410m0$Build-2</meta:generator>
    <meta:document-statistic meta:object-count="54"/>
  </office:meta>
</office:document-meta>
</file>